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0" style:family="paragraph" style:parent-style-name="Footnote">
      <style:text-properties officeooo:rsid="043ccc66" officeooo:paragraph-rsid="0dca2508"/>
    </style:style>
    <style:style style:name="P31" style:family="paragraph" style:parent-style-name="Footnote">
      <style:text-properties officeooo:rsid="043ccc66" officeooo:paragraph-rsid="0e5afad8"/>
    </style:style>
    <style:style style:name="P32" style:family="paragraph" style:parent-style-name="Standard">
      <style:paragraph-properties fo:text-align="center" style:justify-single-word="false"/>
      <style:text-properties officeooo:paragraph-rsid="0cc50ec9"/>
    </style:style>
    <style:style style:name="P33" style:family="paragraph" style:parent-style-name="Standard">
      <style:paragraph-properties fo:text-align="center" style:justify-single-word="false"/>
      <style:text-properties officeooo:paragraph-rsid="0db0d4d1"/>
    </style:style>
    <style:style style:name="P34" style:family="paragraph" style:parent-style-name="Standard">
      <style:paragraph-properties fo:text-align="center" style:justify-single-word="false"/>
      <style:text-properties officeooo:paragraph-rsid="0cc5fe5b"/>
    </style:style>
    <style:style style:name="P35" style:family="paragraph" style:parent-style-name="Standard">
      <style:paragraph-properties fo:text-align="center" style:justify-single-word="false"/>
      <style:text-properties officeooo:paragraph-rsid="0d804757"/>
    </style:style>
    <style:style style:name="P36" style:family="paragraph" style:parent-style-name="Standard">
      <style:paragraph-properties fo:text-align="center" style:justify-single-word="false"/>
      <style:text-properties officeooo:paragraph-rsid="0dce9327"/>
    </style:style>
    <style:style style:name="P37" style:family="paragraph" style:parent-style-name="Standard">
      <style:paragraph-properties fo:text-align="center" style:justify-single-word="false"/>
      <style:text-properties officeooo:paragraph-rsid="103fc298"/>
    </style:style>
    <style:style style:name="P38" style:family="paragraph" style:parent-style-name="Standard">
      <style:paragraph-properties fo:text-align="center" style:justify-single-word="false"/>
      <style:text-properties officeooo:paragraph-rsid="10411e41"/>
    </style:style>
    <style:style style:name="P39" style:family="paragraph" style:parent-style-name="Standard">
      <style:paragraph-properties fo:text-align="center" style:justify-single-word="false"/>
      <style:text-properties officeooo:paragraph-rsid="0cc79a2d"/>
    </style:style>
    <style:style style:name="P40" style:family="paragraph" style:parent-style-name="Footnote">
      <style:text-properties officeooo:paragraph-rsid="0f92b562"/>
    </style:style>
    <style:style style:name="P41" style:family="paragraph" style:parent-style-name="Standard">
      <style:text-properties officeooo:paragraph-rsid="0f9ce6c3"/>
    </style:style>
    <style:style style:name="P42" style:family="paragraph" style:parent-style-name="Footnote">
      <style:text-properties officeooo:paragraph-rsid="102c1a0f"/>
    </style:style>
    <style:style style:name="P43" style:family="paragraph" style:parent-style-name="Standard">
      <style:text-properties officeooo:paragraph-rsid="10708155"/>
    </style:style>
    <style:style style:name="P44" style:family="paragraph" style:parent-style-name="Standard">
      <style:text-properties officeooo:paragraph-rsid="10719011"/>
    </style:style>
    <style:style style:name="P45" style:family="paragraph" style:parent-style-name="Standard">
      <style:text-properties officeooo:paragraph-rsid="10738c5f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officeooo:paragraph-rsid="10927978"/>
    </style:style>
    <style:style style:name="P49" style:family="paragraph" style:parent-style-name="Footnote">
      <style:text-properties officeooo:paragraph-rsid="10a032f8"/>
    </style:style>
    <style:style style:name="P50" style:family="paragraph" style:parent-style-name="Standard">
      <style:text-properties officeooo:paragraph-rsid="10a33ce2"/>
    </style:style>
    <style:style style:name="P51" style:family="paragraph" style:parent-style-name="Standard">
      <style:text-properties officeooo:paragraph-rsid="0c8364eb"/>
    </style:style>
    <style:style style:name="P52" style:family="paragraph" style:parent-style-name="Standard">
      <style:text-properties officeooo:paragraph-rsid="0c819a59"/>
    </style:style>
    <style:style style:name="P53" style:family="paragraph" style:parent-style-name="Standard">
      <style:text-properties officeooo:paragraph-rsid="10a49d18"/>
    </style:style>
    <style:style style:name="P54" style:family="paragraph" style:parent-style-name="Standard">
      <style:text-properties officeooo:paragraph-rsid="0a0f8417"/>
    </style:style>
    <style:style style:name="P55" style:family="paragraph" style:parent-style-name="Footnote">
      <style:text-properties officeooo:paragraph-rsid="10af0356"/>
    </style:style>
    <style:style style:name="P5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8" style:family="paragraph" style:parent-style-name="Standard" style:list-style-name="L1">
      <style:paragraph-properties fo:break-before="page"/>
      <style:text-properties officeooo:paragraph-rsid="0b0ddd8e"/>
    </style:style>
    <style:style style:name="P5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text-properties officeooo:paragraph-rsid="10708155"/>
    </style:style>
    <style:style style:name="P66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67" style:family="paragraph" style:parent-style-name="Standard">
      <style:text-properties officeooo:paragraph-rsid="1044b2e0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b8584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3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1" style:family="text">
      <style:text-properties officeooo:rsid="04473353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4be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officeooo:rsid="0aace3cd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officeooo:rsid="0f8f58bd"/>
    </style:style>
    <style:style style:name="T241" style:family="text">
      <style:text-properties officeooo:rsid="0f95a7a0"/>
    </style:style>
    <style:style style:name="T242" style:family="text">
      <style:text-properties officeooo:rsid="105c8aaa"/>
    </style:style>
    <style:style style:name="T243" style:family="text">
      <style:text-properties fo:font-size="12pt" style:font-size-asian="12pt" style:font-size-complex="12pt"/>
    </style:style>
    <style:style style:name="T244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6"><text:span text:style-name="T135">C</text:span><text:span text:style-name="T134">hecklist voor </text:span><text:span text:style-name="T136">de installatie</text:span><text:span text:style-name="T134"> van </text:span><text:span text:style-name="T140"><text:user-field-get text:name="Distro">Rocky Linux</text:user-field-get></text:span><text:span text:style-name="T141"><text:s/></text:span><text:span text:style-name="T140"><text:user-field-get text:name="Version">8.10</text:user-field-get></text:span><text:span text:style-name="T138"><text:note text:id="ftn1" text:note-class="footnote"><text:note-citation>1</text:note-citation><text:note-body><text:p text:style-name="P42"><text:span text:style-name="T218">D</text:span><text:span text:style-name="T215">eze </text:span><text:span text:style-name="T223"><text:user-field-get text:name="Distro">Rocky Linux</text:user-field-get></text:span><text:span text:style-name="T216"><text:s/></text:span><text:span text:style-name="T224"><text:user-field-get text:name="Version">8.10</text:user-field-get></text:span><text:span text:style-name="T224"><text:s/></text:span><text:span text:style-name="T225">Server</text:span><text:span text:style-name="T215"> </text:span><text:span text:style-name="T221">van 31 mei 2024 </text:span><text:span text:style-name="T215">wordt ondersteund tot </text:span><text:span text:style-name="T222">0</text:span><text:span text:style-name="T220">1 </text:span><text:span text:style-name="T219">mei</text:span><text:span text:style-name="T215"> 202</text:span><text:span text:style-name="T217">9</text:span><text:span text:style-name="T215">.</text:span></text:p></text:note-body></text:note></text:span><text:span text:style-name="T139"><text:s/></text:span><text:span text:style-name="T142">Server</text:span><text:span text:style-name="T137">.</text:span></text:p>
      <text:p text:style-name="P9"/>
      <text:p text:style-name="P10"/>
      <text:p text:style-name="P46">Vul het tekstvak achter &lt;...&gt; in</text:p>
      <text:p text:style-name="P4"><text:span text:style-name="T20">&lt;</text:span><text:span text:style-name="T206">g</text:span><text:span text:style-name="T9">ebruiker</text:span><text:span text:style-name="T189">&gt;</text:span><text:span text:style-name="T197"><text:tab/><text:tab/></text:span><text:span text:style-name="T210"> <text:tab/><text:tab/></text:span><text:span text:style-name="T198"><draw:control text:anchor-type="as-char" svg:y="-0.4cm" draw:z-index="7" draw:name="Gebruiker 2" draw:style-name="gr2" draw:text-style-name="P69" svg:width="6.002cm" svg:height="0.5cm" draw:control="control6"><svg:title>Gebruiker</svg:title><svg:desc>Volledige naam, bijv. Jan Stek</svg:desc></draw:control></text:span><text:span text:style-name="T198"><text:tab/></text:span><text:span text:style-name="T199">b</text:span><text:span text:style-name="T233">ijv.</text:span><text:span text:style-name="T200"> </text:span><text:span text:style-name="T202">Karel Zimmer</text:span></text:p>
      <text:p text:style-name="P48"><text:span text:style-name="T9">&lt;</text:span><text:span text:style-name="T204">g</text:span><text:span text:style-name="T12">ebruikersnaam</text:span><text:span text:style-name="T189">&gt;</text:span><text:span text:style-name="T12"><text:tab/></text:span><text:span text:style-name="T203"><draw:control text:anchor-type="as-char" svg:y="-0.4cm" draw:z-index="8" draw:name="Gberuikersnaam 3" draw:style-name="gr2" draw:text-style-name="P69" svg:width="6.002cm" svg:height="0.5cm" draw:control="control7"><svg:title>Gebruikersnaam</svg:title><svg:desc>Korte naam, bijv. jan</svg:desc></draw:control></text:span><text:span text:style-name="T203"><text:tab/></text:span><text:span text:style-name="T205">b</text:span><text:span text:style-name="T236">ijv.</text:span><text:span text:style-name="T4"> </text:span><text:span text:style-name="T153">karel</text:span></text:p>
      <text:p text:style-name="P2"><text:span text:style-name="T9">&lt;</text:span><text:span text:style-name="T10">computernaam</text:span><text:span text:style-name="T189">&gt;</text:span><text:span text:style-name="T207"><text:tab/><text:tab/></text:span><text:span text:style-name="T12"><draw:control text:anchor-type="as-char" svg:y="-0.4cm" draw:z-index="9" draw:name="Computernaam 1" draw:style-name="gr2" draw:text-style-name="P69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5">ijv.</text:span><text:span text:style-name="T190"> </text:span><text:span text:style-name="T195">pc0</text:span><text:span text:style-name="T196">1</text:span></text:p>
      <text:p text:style-name="P3"><text:span text:style-name="T20">&lt;</text:span><text:span text:style-name="T206">g</text:span><text:span text:style-name="T9">ebruiker</text:span><text:span text:style-name="T189">&gt;<text:tab/></text:span><text:span text:style-name="T191"><text:tab/></text:span><text:span text:style-name="T210"> <text:tab/><text:tab/></text:span><text:span text:style-name="T198"><draw:control text:anchor-type="as-char" svg:y="-0.4cm" draw:z-index="10" draw:name="Gebruiker 3" draw:style-name="gr2" draw:text-style-name="P69" svg:width="6.002cm" svg:height="0.5cm" draw:control="control9"><svg:title>Gebruiker</svg:title><svg:desc>Volledige naam, bijv. Jan Stek</svg:desc></draw:control></text:span><text:span text:style-name="T198"><text:tab/></text:span><text:span text:style-name="T199">e</text:span><text:span text:style-name="T234">vt.</text:span><text:span text:style-name="T201"> extra gebruikers</text:span></text:p>
      <text:p text:style-name="P50"><text:span text:style-name="T20">&lt;</text:span><text:span text:style-name="T206">g</text:span><text:span text:style-name="T9">ebruikersnaam</text:span><text:span text:style-name="T189">&gt;<text:tab/></text:span><text:span text:style-name="T203"><draw:control text:anchor-type="as-char" svg:y="-0.4cm" draw:z-index="11" draw:name="Gberuikersnaam 4" draw:style-name="gr2" draw:text-style-name="P69" svg:width="6.002cm" svg:height="0.5cm" draw:control="control10"><svg:title>Gebruikersnaam</svg:title><svg:desc>Korte naam, bijv. jan</svg:desc></draw:control></text:span><text:span text:style-name="T203"><text:tab/></text:span><text:span text:style-name="T205">e</text:span><text:span text:style-name="T237">vt.</text:span><text:span text:style-name="T192"> extra gebruikers</text:span></text:p>
      <text:p text:style-name="P47"><text:span text:style-name="T244">v</text:span>ervang &lt;...&gt; in deze checklist door de waarde in het tekstvak.</text:p>
      <text:p text:style-name="P22"/>
      <text:p text:style-name="P22"/>
      <text:p text:style-name="P1"><text:span text:style-name="Strong_20_Emphasis"><text:span text:style-name="T123">Nog niet op Linux?</text:span></text:span><text:span text:style-name="T146"><text:tab/></text:span><text:span text:style-name="T149">G</text:span><text:span text:style-name="T147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7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48">.</text:span></text:p>
      <text:p text:style-name="P21"><text:span text:style-name="Strong_20_Emphasis"><text:span text:style-name="T124">Nieuwe installatie?</text:span></text:span><text:span text:style-name="T120"><text:tab/></text:span><text:span text:style-name="T122">B</text:span><text:span text:style-name="T120">egin bij hoofdstuk </text:span><text:span text:style-name="Strong_20_Emphasis"><text:span text:style-name="T124"><text:bookmark-ref text:reference-format="page" text:ref-name="__RefNumPara__4009_1271708128">2</text:bookmark-ref></text:span></text:span><text:span text:style-name="Strong_20_Emphasis"><text:span text:style-name="T124"><text:s text:c="2"/></text:span></text:span><text:span text:style-name="Strong_20_Emphasis"><text:span text:style-name="T125"><text:bookmark-ref text:reference-format="text" text:ref-name="__RefNumPara__4009_1271708128">Installatie uitvoeren</text:bookmark-ref></text:span></text:span><text:span text:style-name="T121">.</text:span></text:p>
      <text:p text:style-name="P16"/>
      <text:p text:style-name="P16"/>
      <text:list text:style-name="L1">
        <text:list-item>
          <text:p text:style-name="P59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55"><draw:control text:anchor-type="as-char" draw:z-index="4" draw:name="Vorm3_0" draw:style-name="gr1" draw:text-style-name="P6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55"><draw:control text:anchor-type="as-char" draw:z-index="5" draw:name="Vorm3_ 2" draw:style-name="gr1" draw:text-style-name="P6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6"><text:span text:style-name="T40">Aanmelden als </text:span><text:span text:style-name="T21">&lt;</text:span><text:span text:style-name="T209">g</text:span><text:span text:style-name="T5">ebruiker</text:span><text:span text:style-name="T193">&gt;</text:span><text:span text:style-name="T6"><text:note text:id="ftn2" text:note-class="footnote"><text:note-citation>2</text:note-citation><text:note-body><text:p text:style-name="P30"><text:span text:style-name="T83">E</text:span><text:span text:style-name="T93">v</text:span><text:span text:style-name="T94">en</text:span><text:span text:style-name="T96">t</text:span><text:span text:style-name="T97">uele </text:span><text:span text:style-name="T98">extra </text:span><text:span text:style-name="T238">gebruiker</text:span><text:span text:style-name="T92">s</text:span><text:span text:style-name="T98"> aanmelden </text:span><text:span text:style-name="T99">en dezelfde stappen uitvoeren</text:span><text:span text:style-name="T95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52"/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><text:span text:style-name="Strong_20_Emphasis"><text:span text:style-name="T56"><draw:control text:anchor-type="as-char" draw:z-index="12" draw:name="Vorm4" draw:style-name="gr1" draw:text-style-name="P68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66"><text:span text:style-name="T2">Typ</text:span><text:span text:style-name="T52"> de </text:span><text:span text:style-name="T53">volgende </text:span><text:span text:style-name="T54">twee </text:span><text:span text:style-name="T52">opdrachten, ieder gevolgd door de </text:span><text:span text:style-name="T30">Enter</text:span><text:span text:style-name="T51">-toets: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67"><text:span text:style-name="User_20_Entry"><text:span text:style-name="T3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67"><text:span text:style-name="User_20_Entry"><text:span text:style-name="T32">bash </text:span></text:span><text:span text:style-name="User_20_Entry"><text:span text:style-name="T33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27"><text:span text:style-name="T2">V</text:span><text:span text:style-name="T43">olg </text:span><text:span text:style-name="T44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><text:span text:style-name="Strong_20_Emphasis"><text:span text:style-name="T56"><draw:control text:anchor-type="as-char" draw:z-index="13" draw:name="Vorm 3" draw:style-name="gr1" draw:text-style-name="P6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56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4"><text:span text:style-name="T82">Typ: </text:span><text:span text:style-name="User_20_Entry"><text:span text:style-name="T111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42"/></text:span></text:p>
          </table:table-cell>
          <table:table-cell table:style-name="_31_._5f_Installatie_5f_voorbereiden.D9" office:value-type="string">
            <text:p text:style-name="P41"><text:span text:style-name="T49">Selecteer</text:span><text:span text:style-name="T44"> </text:span><text:span text:style-name="Strong_20_Emphasis"><text:span text:style-name="T28">1</text:span></text:span><text:span text:style-name="T64"> </text:span><text:span text:style-name="T65">Installatie voorbereiden</text:span><text:span text:style-name="T48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28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58"><text:bookmark-start text:name="__RefNumPara__4009_1271708128"/><text:span text:style-name="Strong_20_Emphasis"><text:span text:style-name="T152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8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5">Start de computer op vanaf</text:span><text:span text:style-name="T155"><text:note text:id="ftn3" text:note-class="footnote"><text:note-citation>1</text:note-citation><text:note-body><text:p text:style-name="P49"><text:span text:style-name="T103">B</text:span><text:span text:style-name="T104">ootmenu/</text:span><text:span text:style-name="T103">S</text:span><text:span text:style-name="T104">etup</text:span><text:span text:style-name="T102"> via </text:span><text:span text:style-name="T100">é</text:span><text:span text:style-name="T101">é</text:span><text:span text:style-name="T103">n van de </text:span><text:span text:style-name="T105">Veelgebruikte toetsen:</text:span><text:span text:style-name="T107"> </text:span><text:span text:style-name="T117">Esc</text:span><text:span text:style-name="T107">, </text:span><text:span text:style-name="T117">Delete</text:span><text:span text:style-name="T107">, </text:span><text:span text:style-name="T117">F1</text:span><text:span text:style-name="T107">, </text:span><text:span text:style-name="T117">F2</text:span><text:span text:style-name="T107">, </text:span><text:span text:style-name="T117">F9</text:span><text:span text:style-name="T107">, </text:span><text:span text:style-name="T117">F10</text:span><text:span text:style-name="T107">, </text:span><text:span text:style-name="T117">F11</text:span><text:span text:style-name="T107">, of </text:span><text:span text:style-name="T117">F12</text:span></text:p></text:note-body></text:note></text:span><text:span text:style-name="T155"> </text:span><text:span text:style-name="T156">een </text:span><text:span text:style-name="T143"><text:user-field-get text:name="Distro">Rocky Linux</text:user-field-get></text:span><text:span text:style-name="T154"><text:s/></text:span><text:span text:style-name="T144"><text:user-field-get text:name="Version">8.10</text:user-field-get></text:span><text:span text:style-name="T144"><text:s/></text:span><text:span text:style-name="T145">Server</text:span><text:span text:style-name="T76"> </text:span><text:span text:style-name="T77">L</text:span><text:span text:style-name="T78">ive</text:span><text:span text:style-name="T78"><text:note text:id="ftn4" text:note-class="footnote"><text:note-citation>2</text:note-citation><text:note-body><text:p text:style-name="P40"><text:span text:style-name="T211">Vanaf ee</text:span>n <text:span text:style-name="T241">L</text:span>ive <text:span text:style-name="T240">USB</text:span><text:span text:style-name="T214">-stick</text:span><text:span text:style-name="T18"> </text:span>kunt <text:span text:style-name="T211">u opstarten en</text:span> <text:span text:style-name="T16">met </text:span><text:span text:style-name="T157"><text:user-field-get text:name="Distro">Rocky Linux</text:user-field-get></text:span><text:span text:style-name="T157"><text:s/></text:span>werken zonder enige bestanden op de harde schijf te wijzigen en maakt ook installatie van <text:span text:style-name="T157"><text:user-field-get text:name="Distro">Rocky Linux</text:user-field-get></text:span><text:span text:style-name="T157"><text:s/></text:span>mogelijk.</text:p></text:note-body></text:note></text:span><text:span text:style-name="T78"> </text:span><text:span text:style-name="T81">USB</text:span><text:span text:style-name="T79">-stick</text:span><text:span text:style-name="T79"><text:note text:id="ftn5" text:note-class="footnote"><text:note-citation>3</text:note-citation><text:note-body><text:p text:style-name="P55"><text:span text:style-name="T91">Maak een opstartbare USB-stick</text:span><text:span text:style-name="T89">:<text:line-break/></text:span><text:span text:style-name="T84">Download </text:span><text:span text:style-name="T85">een </text:span><text:span text:style-name="Sterk_20_accent_20_voetnoot"><text:span text:style-name="T114">Rocky Linux </text:span></text:span><text:span text:style-name="Sterk_20_accent_20_voetnoot"><text:span text:style-name="T114"><text:user-field-get text:name="Version">8.10</text:user-field-get></text:span></text:span><text:span text:style-name="Sterk_20_accent_20_voetnoot"><text:span text:style-name="T114"><text:s/></text:span></text:span><text:span text:style-name="Sterk_20_accent_20_voetnoot"><text:span text:style-name="T116">Default Image</text:span></text:span><text:span text:style-name="Sterk_20_accent_20_voetnoot"><text:span text:style-name="T114"> </text:span></text:span><text:span text:style-name="Sterk_20_accent_20_voetnoot"><text:span text:style-name="T115">DVD ISO</text:span></text:span><text:span text:style-name="Sterk_20_accent_20_voetnoot"><text:span text:style-name="T87"> </text:span></text:span><text:span text:style-name="T86">vanaf </text:span><text:a xlink:type="simple" xlink:href="https://rockylinux.org/" text:style-name="Internet_20_link" text:visited-style-name="Visited_20_Internet_20_Link"><text:span text:style-name="Strong_20_Emphasis"><text:span text:style-name="T212">rockylinux.org</text:span></text:span></text:a><text:span text:style-name="T106">.</text:span><text:span text:style-name="Strong_20_Emphasis"><text:span text:style-name="T118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1">Linux informatie</text:span></text:span><text:span text:style-name="T88">, te vinden op </text:span><text:a xlink:type="simple" xlink:href="https://karelzimmer.nl/nl" text:style-name="Internet_20_link" text:visited-style-name="Visited_20_Internet_20_Link"><text:span text:style-name="T213">karelzimmer.nl/nl</text:span></text:a><text:span text:style-name="T88">.</text:span></text:p></text:note-body></text:note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9">Selecteer</text:span><text:span text:style-name="T37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5"><text:s/></text:span><text:span text:style-name="T57">en druk op de </text:span><text:span text:style-name="T27">Enter</text:span><text:span text:style-name="T5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8">Bij</text:span><text:span text:style-name="T179"> </text:span><text:span text:style-name="Strong_20_Emphasis"><text:span text:style-name="T180">WELCOME TO ROCKY LINUX </text:span></text:span><text:span text:style-name="Strong_20_Emphasis"><text:span text:style-name="T188"><text:user-field-get text:name="Version">8.10</text:user-field-get></text:span></text:span><text:span text:style-name="T181"><text:s/>select</text:span><text:span text:style-name="T182">eer</text:span><text:span text:style-name="T183"> </text:span><text:span text:style-name="Strong_20_Emphasis"><text:span text:style-name="T186">Nederlands</text:span></text:span><text:span text:style-name="T183"> en klik</text:span><text:span text:style-name="T184"> </text:span><text:span text:style-name="T183">op</text:span><text:span text:style-name="T185"> </text:span><text:span text:style-name="Strong_20_Emphasis"><text:span text:style-name="T176">Doorgaa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8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6">Onder</text:span><text:span text:style-name="T162"> </text:span><text:span text:style-name="Strong_20_Emphasis"><text:span text:style-name="T166">GEBRUIKERSINSTELLINGEN </text:span></text:span><text:span text:style-name="T166">klik op </text:span><text:span text:style-name="T172">Gebruiker aanmaken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3"><text:span text:style-name="T242">Vul in </text:span><text:span text:style-name="Strong_20_Emphasis"><text:span text:style-name="T75">Volledige naam</text:span></text:span><text:span text:style-name="T59"> </text:span><text:span text:style-name="T20">&lt;</text:span><text:span text:style-name="T206">g</text:span><text:span text:style-name="T9">ebruiker</text:span><text:span text:style-name="T189">&gt;</text:span><text:span text:style-name="T60">, <text:line-break/></text:span><text:span text:style-name="Strong_20_Emphasis"><text:span text:style-name="T75">Gebruikersnaam</text:span></text:span><text:span text:style-name="T59"> &lt;</text:span><text:span text:style-name="T7">gebruikersnaam&gt;</text:span><text:span text:style-name="T59">,</text:span></text:p>
            <text:p text:style-name="Standard"><text:span text:style-name="T62">vink aan </text:span><text:span text:style-name="Strong_20_Emphasis"><text:span text:style-name="T119">Maak deze gebruiker beheerde</text:span></text:span><text:span text:style-name="T72">r</text:span><text:span text:style-name="T62">,</text:span></text:p>
            <text:p text:style-name="Standard"><text:span text:style-name="T61">g</text:span><text:span text:style-name="T62">eef tweemaal een </text:span><text:span text:style-name="Strong_20_Emphasis"><text:span text:style-name="T75">wachtwoord</text:span></text:span><text:span text:style-name="T62"> </text:span><text:span text:style-name="T63">en k</text:span><text:span text:style-name="T62">lik op </text:span><text:span text:style-name="Strong_20_Emphasis"><text:span text:style-name="T72">Klaar</text:span></text:span><text:span text:style-name="T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8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9">O</text:span><text:span text:style-name="T166">nder </text:span><text:span text:style-name="T172">SYSTEEM</text:span><text:span text:style-name="T166"> </text:span><text:span text:style-name="T169">klik </text:span><text:span text:style-name="T166">op </text:span><text:span text:style-name="T172">Installatiebestemming</text:span><text:span text:style-name="Strong_20_Emphasis"><text:span text:style-name="T160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8">Controleer </text:span><text:span text:style-name="T39">de </text:span><text:span text:style-name="T71">Apparaatselectie </text:span><text:span text:style-name="T38">en klik op </text:span><text:span text:style-name="T70">Klaar</text:span><text:span text:style-name="T3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8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9">O</text:span><text:span text:style-name="T166">nder </text:span><text:span text:style-name="T172">SYSTEEM</text:span><text:span text:style-name="T166"> </text:span><text:span text:style-name="T169">klik </text:span><text:span text:style-name="T166">op </text:span><text:span text:style-name="T172">Netwerk &amp; hostnaam</text:span><text:span text:style-name="Strong_20_Emphasis"><text:span text:style-name="T160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1">Verplaats</text:span><text:span text:style-name="T167"> </text:span><text:span text:style-name="T170">de </text:span><text:span text:style-name="T167">schuif</text:span><text:span text:style-name="T170">regelaar</text:span><text:span text:style-name="T167"> achter de netwerkadapter </text:span><text:span text:style-name="T170">van </text:span><text:span text:style-name="T175">UIT</text:span><text:span text:style-name="T170"> naar</text:span><text:span text:style-name="T167"> </text:span><text:span text:style-name="T173">AAN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5">V</text:span><text:span text:style-name="T163">ul </text:span><text:span text:style-name="T164">in </text:span><text:span text:style-name="Strong_20_Emphasis"><text:span text:style-name="T167">Hostnaam</text:span></text:span><text:span text:style-name="T11"> &lt;</text:span><text:span text:style-name="T13">computernaam&gt;</text:span><text:span text:style-name="T159"> </text:span><text:span text:style-name="T161">en klik op </text:span><text:span text:style-name="Strong_20_Emphasis"><text:span text:style-name="T173">Toepassen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K</text:span><text:span text:style-name="T166">lik op </text:span><text:span text:style-name="T172">Klaar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8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9">O</text:span><text:span text:style-name="T166">nder </text:span><text:span text:style-name="T172">SOFTWARE</text:span><text:span text:style-name="T166"> </text:span><text:span text:style-name="T169">klik </text:span><text:span text:style-name="T166">op </text:span><text:span text:style-name="T174">Software selectie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8">Selecteer </text:span><text:span text:style-name="T174">Server</text:span><text:span text:style-name="T168"> en klik op </text:span><text:span text:style-name="T174">Klaar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8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7">Klik op </text:span><text:span text:style-name="Strong_20_Emphasis"><text:span text:style-name="T177">Begin installatie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8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3">.</text:span></text:p>
          </table:table-cell>
        </table:table-row>
      </table:table>
      <text:p text:style-name="P23"><text:span text:style-name="Strong_20_Emphasis"><text:span text:style-name="T58"/></text:span></text:p>
      <text:list text:continue-numbering="true" text:style-name="L1">
        <text:list-item>
          <text:p text:style-name="P57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24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56"><draw:control text:anchor-type="as-char" draw:z-index="2" draw:name="Vorm24" draw:style-name="gr1" draw:text-style-name="P68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6">Aanmelden als </text:span><text:span text:style-name="T22">&lt;</text:span><text:span text:style-name="T208">g</text:span><text:span text:style-name="T8">ebruiker</text:span><text:span text:style-name="T194">&gt;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56"><draw:control text:anchor-type="as-char" draw:z-index="15" draw:name="Vorm 5" draw:style-name="gr1" draw:text-style-name="P6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66"><text:span text:style-name="T2">Typ</text:span><text:span text:style-name="T52"> de </text:span><text:span text:style-name="T53">volgende </text:span><text:span text:style-name="T54">twee </text:span><text:span text:style-name="T52">opdrachten, ieder gevolgd door de </text:span><text:span text:style-name="T30">Enter</text:span><text:span text:style-name="T51">-toets: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67"><text:span text:style-name="User_20_Entry"><text:span text:style-name="T3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67"><text:span text:style-name="User_20_Entry"><text:span text:style-name="T32">bash </text:span></text:span><text:span text:style-name="User_20_Entry"><text:span text:style-name="T33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6" office:value-type="string">
            <text:p text:style-name="Standard"><text:span text:style-name="T2">V</text:span><text:span text:style-name="T43">olg </text:span><text:span text:style-name="T44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7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7"><text:span text:style-name="Strong_20_Emphasis"><text:span text:style-name="T56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3_._5f_Installatie_5f_afronden.C8" office:value-type="string">
            <text:p text:style-name="Standard"><text:span text:style-name="T82">Typ: </text:span><text:span text:style-name="User_20_Entry"><text:span text:style-name="T111">kz-menu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2"/></text:span></text:p>
          </table:table-cell>
          <table:table-cell table:style-name="_33_._5f_Installatie_5f_afronden.C9" office:value-type="string">
            <text:p text:style-name="Standard"><text:span text:style-name="T49">Selecteer</text:span><text:span text:style-name="T45"> </text:span><text:span text:style-name="Strong_20_Emphasis"><text:span text:style-name="T29">3</text:span></text:span><text:span text:style-name="T66"> </text:span><text:span text:style-name="T67">Installatie</text:span><text:span text:style-name="T68"> </text:span><text:span text:style-name="T69">afronden</text:span><text:span text:style-name="T48">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Standard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24"><text:span text:style-name="Strong_20_Emphasis"><text:span text:style-name="T36"/></text:span></text:p>
      <text:list text:continue-numbering="true" text:style-name="L1">
        <text:list-item>
          <text:p text:style-name="P60"><text:span text:style-name="Strong_20_Emphasis"><text:span text:style-name="T1">Gebruiker inrichten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><text:span text:style-name="T56"><draw:control text:anchor-type="as-char" draw:z-index="3" draw:name="Vorm40_0" draw:style-name="gr1" draw:text-style-name="P68" svg:width="0.35cm" svg:height="0.35cm" draw:control="control2"/></text:span></text:p>
          </table:table-cell>
          <table:table-cell table:style-name="Tabel2.A1" office:value-type="string">
            <text:p text:style-name="P35"><text:span text:style-name="T56"><draw:control text:anchor-type="as-char" draw:z-index="6" draw:name="Vorm40_ 1" draw:style-name="gr1" draw:text-style-name="P68" svg:width="0.35cm" svg:height="0.35cm" draw:control="control5"/></text:span></text:p>
          </table:table-cell>
          <table:table-cell table:style-name="Tabel2.D1" office:value-type="string">
            <text:p text:style-name="P15"><text:span text:style-name="T36">Aanmelden als </text:span><text:span text:style-name="T22">&lt;</text:span><text:span text:style-name="T208">g</text:span><text:span text:style-name="T8">ebruiker</text:span><text:span text:style-name="T194">&gt;</text:span><text:span text:style-name="T46"><text:note text:id="ftn6" text:note-class="footnote"><text:note-citation>1</text:note-citation><text:note-body><text:p text:style-name="P31"><text:span text:style-name="T108">E</text:span><text:span text:style-name="T110">ventuele extra </text:span><text:span text:style-name="T239">gebruiker</text:span><text:span text:style-name="T109">s</text:span><text:span text:style-name="T110"> aanmelden en dezelfde stappen uitvoeren.</text:span></text:p></text:note-body></text:note></text:span><text:span text:style-name="T36">.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8"><text:span text:style-name="T56"><draw:control text:anchor-type="as-char" draw:z-index="17" draw:name="Vorm 8" draw:style-name="gr1" draw:text-style-name="P68" svg:width="0.35cm" svg:height="0.35cm" draw:control="control16"/></text:span></text:p>
          </table:table-cell>
          <table:table-cell table:style-name="Tabel2.A1" office:value-type="string">
            <text:p text:style-name="P38"><text:span text:style-name="T56"><draw:control text:anchor-type="as-char" draw:z-index="18" draw:name="Vorm 9" draw:style-name="gr1" draw:text-style-name="P68" svg:width="0.35cm" svg:height="0.35cm" draw:control="control17"/></text:span></text:p>
          </table:table-cell>
          <table:table-cell table:style-name="Tabel2.D3" office:value-type="string">
            <text:p text:style-name="P45"><text:span text:style-name="T82">Typ: </text:span><text:span text:style-name="User_20_Entry"><text:span text:style-name="T111">kz-menu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4" office:value-type="string">
            <text:p text:style-name="P12"><text:span text:style-name="T49">Selecteer</text:span><text:span text:style-name="T45"> </text:span><text:span text:style-name="Strong_20_Emphasis"><text:span text:style-name="T29">4</text:span></text:span><text:span text:style-name="T66"> </text:span><text:span text:style-name="T50">Gebruiker inrichten</text:span><text:span text:style-name="T48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5" office:value-type="string">
            <text:p text:style-name="P29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11"><text:span text:style-name="T47"/></text:p>
      <text:p text:style-name="P54"/>
      <text:p text:style-name="P20"><text:span text:style-name="T126">E</text:span><text:span text:style-name="T127">inde c</text:span><text:span text:style-name="T128">hecklist, </text:span><text:span text:style-name="T129">d</text:span><text:span text:style-name="T128">e installatie van </text:span><text:span text:style-name="T132"><text:user-field-get text:name="Distro">Rocky Linux</text:user-field-get></text:span><text:span text:style-name="T130"><text:s/></text:span><text:span text:style-name="T131"><text:user-field-get text:name="Version">8.10</text:user-field-get></text:span><text:span text:style-name="T131"><text:s/></text:span><text:span text:style-name="T133">Server</text:span><text:span text:style-name="T34"> </text:span><text:span text:style-name="T128">is voltooid.</text:span></text:p>
      <text:p text:style-name="P5"/>
      <text:list text:style-name="L2">
        <text:list-header>
          <text:p text:style-name="P61"><text:span text:style-name="T228">Geschreven door </text:span><text:a xlink:type="simple" xlink:href="mailto:info@karelzimmer.nl?subject=Checklist%20installatie%20Linux" text:style-name="Internet_20_link" text:visited-style-name="Visited_20_Internet_20_Link"><text:span text:style-name="T229">Karel Zimmer</text:span></text:a><text:span text:style-name="T230">.</text:span></text:p>
          <text:p text:style-name="P62"><text:span text:style-name="T232">Licentie </text:span><text:span text:style-name="T230">C</text:span><text:span text:style-name="T231">C0</text:span><text:span text:style-name="T230"> 1.0 </text:span><text:span text:style-name="T22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7"><text:s/></text:span><text:span text:style-name="T22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6-27T19:17:55.964604760">27-06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7T19:17:55.848956353</dc:date>
    <meta:keyword>Installatie</meta:keyword>
    <meta:keyword>Checklist</meta:keyword>
    <meta:keyword>Linux</meta:keyword>
    <meta:editing-cycles>6996</meta:editing-cycles>
    <meta:editing-duration>P12DT13H37M3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3" meta:word-count="415" meta:character-count="2869" meta:non-whitespace-character-count="2502"/>
    <meta:user-defined meta:name="Info 1"/>
    <meta:user-defined meta:name="Info 2"/>
    <meta:user-defined meta:name="Info 3"/>
    <meta:user-defined meta:name="Info 4"/>
  </office:meta>
</office:document-meta>
</file>